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0f5c" officeooo:paragraph-rsid="001f944c"/>
    </style:style>
    <style:style style:name="P2" style:family="paragraph" style:parent-style-name="Standard" style:list-style-name="L1">
      <style:text-properties officeooo:paragraph-rsid="001d0f5c"/>
    </style:style>
    <style:style style:name="P3" style:family="paragraph" style:parent-style-name="Standard" style:list-style-name="L1">
      <style:text-properties officeooo:paragraph-rsid="001e9537"/>
    </style:style>
    <style:style style:name="P4" style:family="paragraph" style:parent-style-name="Standard">
      <style:text-properties officeooo:paragraph-rsid="001d0f5c"/>
    </style:style>
    <style:style style:name="P5" style:family="paragraph" style:parent-style-name="Standard" style:list-style-name="L1">
      <style:text-properties officeooo:rsid="001e9537" officeooo:paragraph-rsid="001e9537"/>
    </style:style>
    <style:style style:name="P6" style:family="paragraph" style:parent-style-name="Standard" style:list-style-name="L1">
      <style:text-properties style:font-name="Courier New" officeooo:rsid="001e9537" officeooo:paragraph-rsid="001e9537"/>
    </style:style>
    <style:style style:name="P7" style:family="paragraph" style:parent-style-name="Standard">
      <style:text-properties style:font-name="Courier New" officeooo:rsid="001e9537" officeooo:paragraph-rsid="001e9537"/>
    </style:style>
    <style:style style:name="P8" style:family="paragraph" style:parent-style-name="Standard" style:list-style-name="L1">
      <style:text-properties fo:font-size="12pt" officeooo:rsid="001d0f5c" officeooo:paragraph-rsid="001d0f5c" style:font-size-asian="12pt" style:font-size-complex="12pt"/>
    </style:style>
    <style:style style:name="P9" style:family="paragraph" style:parent-style-name="Standard" style:list-style-name="L1">
      <style:text-properties fo:font-size="12pt" officeooo:paragraph-rsid="001d0f5c" style:font-size-asian="12pt" style:font-size-complex="12pt"/>
    </style:style>
    <style:style style:name="P10" style:family="paragraph" style:parent-style-name="Standard">
      <style:text-properties fo:font-size="12pt" fo:font-weight="normal" officeooo:rsid="0023208a" officeooo:paragraph-rsid="0023208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2pt" fo:font-weight="normal" officeooo:rsid="0023208a" officeooo:paragraph-rsid="0023208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208a" officeooo:paragraph-rsid="0023208a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officeooo:rsid="001f944c" officeooo:paragraph-rsid="001f944c"/>
    </style:style>
    <style:style style:name="P14" style:family="paragraph" style:parent-style-name="Standard" style:list-style-name="L2">
      <style:text-properties style:font-name="Liberation Serif" officeooo:rsid="001f944c" officeooo:paragraph-rsid="001f944c"/>
    </style:style>
    <style:style style:name="P15" style:family="paragraph" style:parent-style-name="Standard">
      <style:text-properties style:font-name="Liberation Serif" officeooo:rsid="00214ebd" officeooo:paragraph-rsid="00214ebd"/>
    </style:style>
    <style:style style:name="P16" style:family="paragraph" style:parent-style-name="Standard">
      <style:text-properties fo:font-size="14pt" fo:font-weight="bold" officeooo:rsid="0023208a" officeooo:paragraph-rsid="0023208a" style:font-size-asian="14pt" style:font-weight-asian="bold" style:font-size-complex="14pt" style:font-weight-complex="bold"/>
    </style:style>
    <style:style style:name="T1" style:family="text">
      <style:text-properties officeooo:rsid="001d0f5c"/>
    </style:style>
    <style:style style:name="T2" style:family="text">
      <style:text-properties officeooo:rsid="001e9537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1e9537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0f5c" style:font-size-asian="12pt" style:font-size-complex="12pt"/>
    </style:style>
    <style:style style:name="T7" style:family="text">
      <style:text-properties officeooo:rsid="001f944c"/>
    </style:style>
    <style:style style:name="T8" style:family="text">
      <style:text-properties fo:font-weight="bold" officeooo:rsid="001f944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l Python GDAL bindings on Windows</text:p>
      <text:p text:style-name="P10">Florian Detsch (<text:a xlink:type="simple" xlink:href="mailto:fdetsch@web.de" text:style-name="Internet_20_link" text:visited-style-name="Visited_20_Internet_20_Link">fdetsch@web.de</text:a>)</text:p>
      <text:p text:style-name="P11">2018-06-03</text:p>
      <text:p text:style-name="P12"/>
      <text:p text:style-name="P4"/>
      <text:list xml:id="list2767120455" text:style-name="L1">
        <text:list-item>
          <text:p text:style-name="P2"><text:span text:style-name="T7">Download and install Python from </text:span><text:a xlink:type="simple" xlink:href="https://www.python.org/ftp/python" text:style-name="Internet_20_link" text:visited-style-name="Visited_20_Internet_20_Link">https://www.python.org/ftp/python</text:a>, <text:span text:style-name="T1">e.g. </text:span><text:a xlink:type="simple" xlink:href="https://www.python.org/ftp/python/2.7.9/python-2.7.9.amd64.msi" text:style-name="Internet_20_link" text:visited-style-name="Visited_20_Internet_20_Link">python-2.7.9.amd64.msi</text:a> <text:span text:style-name="T1">for Python 2.7 64-bit (assumed in the following)<text:line-break/></text:span></text:p>
        </text:list-item>
        <text:list-item>
          <text:p text:style-name="P1"><text:span text:style-name="T7">From </text:span><text:a xlink:type="simple" xlink:href="http://www.gisinternals.com/release.php" text:style-name="Internet_20_link" text:visited-style-name="Visited_20_Internet_20_Link">http://www.gisinternals.com/release.php</text:a>, <text:span text:style-name="T7">d</text:span>ownload and install </text:p>
          <text:list>
            <text:list-item>
              <text:p text:style-name="P2"><text:span text:style-name="T7">GDAL core, e.g. </text:span><text:a xlink:type="simple" xlink:href="http://download.gisinternals.com/sdk/downloads/release-1911-x64-gdal-2-3-0-mapserver-7-0-7/gdal-203-1911-x64-core.msi" text:style-name="Internet_20_link" text:visited-style-name="Visited_20_Internet_20_Link">gdal-203-1911-x64-core.msi</text:a>,</text:p>
            </text:list-item>
            <text:list-item>
              <text:p text:style-name="P2"><text:span text:style-name="T1">then GDAL Python bindings, e.g. </text:span><text:a xlink:type="simple" xlink:href="http://download.gisinternals.com/sdk/downloads/release-1911-x64-gdal-2-3-0-mapserver-7-0-7/GDAL-2.3.0.win-amd64-py2.7.msi" text:style-name="Internet_20_link" text:visited-style-name="Visited_20_Internet_20_Link">GDAL-2.3.0.win-amd64-py2.7.msi</text:a><text:span text:style-name="T1"><text:line-break/></text:span></text:p>
            </text:list-item>
          </text:list>
        </text:list-item>
        <text:list-item>
          <text:p text:style-name="P8">Add <text:span text:style-name="T7">required GDAL</text:span> paths to system variables:</text:p>
          <text:list>
            <text:list-item>
              <text:p text:style-name="P9"><text:span text:style-name="T1">PATH: </text:span>C:\Program Files (x86)\GDAL </text:p>
            </text:list-item>
            <text:list-item>
              <text:p text:style-name="P9"><text:span text:style-name="T1">GDAL_DATA: </text:span><text:bookmark text:name="crayon-5b1482b43bd8f291404110"/>C:\Program Files (x86)\GDAL\gdal-data </text:p>
            </text:list-item>
            <text:list-item>
              <text:p text:style-name="P2"><text:span text:style-name="T6">GDAL_DRIVER_PATH: </text:span><text:bookmark text:name="crayon-5b1482b43bd9b692079664"/><text:span text:style-name="T5">C:\Program Files (x86)\GDAL\gdalplugins </text:span><text:line-break/></text:p>
            </text:list-item>
          </text:list>
        </text:list-item>
        <text:list-item>
          <text:p text:style-name="P2"><text:span text:style-name="T1">Download and install Microsoft Visual C++ Compiler for Python 2.7 from </text:span><text:a xlink:type="simple" xlink:href="https://www.microsoft.com/en-us/download/confirmation.aspx?id=44266" text:style-name="Internet_20_link" text:visited-style-name="Visited_20_Internet_20_Link">https://www.microsoft.com/en-us/download/confirmation.aspx?id=44266</text:a> <text:span text:style-name="T1">(required for installation of </text:span><text:span text:style-name="T8">numpy</text:span><text:span text:style-name="T1"> package</text:span><text:line-break/></text:p>
        </text:list-item>
        <text:list-item>
          <text:p text:style-name="P3"><text:span text:style-name="T2">Download and extract </text:span><text:a xlink:type="simple" xlink:href="https://files.pythonhosted.org/packages/b0/2b/497c2bb7c660b2606d4a96e2035e92554429e139c6c71cdff67af66b58d2/numpy-1.14.3.zip" text:style-name="Internet_20_link" text:visited-style-name="Visited_20_Internet_20_Link">numpy-1.14.3.zip</text:a>. <text:span text:style-name="T2">On the command line, navigate to decompressed folder and run <text:line-break/></text:span><text:span text:style-name="T4">&gt;&gt;&gt; </text:span><text:span text:style-name="Source_20_Text"><text:span text:style-name="T3">python setup.py install</text:span></text:span><text:span text:style-name="T3"> </text:span><text:line-break/></text:p>
        </text:list-item>
        <text:list-item>
          <text:p text:style-name="P5">To verify, run the following import statements in the Python shell on the command line:</text:p>
          <text:p text:style-name="P6">&gt;&gt;&gt; import gdal<text:line-break/>&gt;&gt;&gt; import ogr<text:line-break/>&gt;&gt;&gt; import osr<text:line-break/>&gt;&gt;&gt; import gdalnumeric<text:line-break/>&gt;&gt;&gt; import gdalconst </text:p>
        </text:list-item>
      </text:list>
      <text:p text:style-name="P7"/>
      <text:p text:style-name="P13">See also</text:p>
      <text:list xml:id="list623130740" text:style-name="L2">
        <text:list-item>
          <text:p text:style-name="P14"><text:a xlink:type="simple" xlink:href="https://pypi.org/project/GDAL/" text:style-name="Internet_20_link" text:visited-style-name="Visited_20_Internet_20_Link">https://pypi.org/project/GDAL/</text:a> and</text:p>
        </text:list-item>
        <text:list-item>
          <text:p text:style-name="P14"><text:a xlink:type="simple" xlink:href="https://sandbox.idre.ucla.edu/sandbox/tutorials/installing-gdal-for-windows" text:style-name="Internet_20_link" text:visited-style-name="Visited_20_Internet_20_Link">https://sandbox.idre.ucla.edu/sandbox/tutorials/installing-gdal-for-windows</text:a></text:p>
        </text:list-item>
      </text:list>
      <text:p text:style-name="P15">for further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06:57.962000000</meta:creation-date>
    <dc:date>2018-06-03T17:29:39.181000000</dc:date>
    <meta:editing-duration>PT11M29S</meta:editing-duration>
    <meta:editing-cycles>4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19" meta:word-count="147" meta:character-count="1235" meta:non-whitespace-character-count="1108"/>
  </office:meta>
</office:document-meta>
</file>